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Myeongjo" officeooo:rsid="000340d8" officeooo:paragraph-rsid="000340d8"/>
    </style:style>
    <style:style style:name="P2" style:family="paragraph" style:parent-style-name="Standard">
      <style:text-properties style:font-name="NanumBarunGothic" officeooo:rsid="000340d8" officeooo:paragraph-rsid="000340d8"/>
    </style:style>
    <style:style style:name="P3" style:family="paragraph" style:parent-style-name="Standard">
      <style:text-properties style:font-name="NanumBarunGothic" officeooo:rsid="000970d3" officeooo:paragraph-rsid="000970d3"/>
    </style:style>
    <style:style style:name="P4" style:family="paragraph" style:parent-style-name="Standard">
      <style:text-properties style:font-name="NanumBarunGothic" officeooo:rsid="000d303d" officeooo:paragraph-rsid="000d303d"/>
    </style:style>
    <style:style style:name="P5" style:family="paragraph" style:parent-style-name="Standard">
      <style:text-properties style:font-name="NanumBarunGothic" officeooo:rsid="000ed7e2" officeooo:paragraph-rsid="000ed7e2"/>
    </style:style>
    <style:style style:name="T1" style:family="text">
      <style:text-properties officeooo:rsid="0005f8f8"/>
    </style:style>
    <style:style style:name="T2" style:family="text">
      <style:text-properties officeooo:rsid="000d303d"/>
    </style:style>
    <style:style style:name="T3" style:family="text">
      <style:text-properties officeooo:rsid="000ed7e2"/>
    </style:style>
    <style:style style:name="T4" style:family="text">
      <style:text-properties officeooo:rsid="00111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erences:</text:p>
      <text:p text:style-name="P2"/>
      <text:p text:style-name="P2">1) <text:span text:style-name="T1">Read energy in <text:s/>TCAM will be higher than SRAM</text:span></text:p>
      <text:p text:style-name="P3">2) Acess time will be higher in case of TCAM than SRAM</text:p>
      <text:p text:style-name="P3">3) <text:span text:style-name="T2">TCAM can be implemented using SRAM by taking some constraints.</text:span></text:p>
      <text:p text:style-name="P4">4) <text:span text:style-name="T3">SRAM can handle greater data volumes than TCAM and energy efficient.</text:span></text:p>
      <text:p text:style-name="P5">5<text:span text:style-name="T4">) TCAM will be efficient but it is more power consuming. Thus we can implement TCAM by using mapping function of two SRA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9:44:01.403900143</meta:creation-date>
    <dc:date>2017-09-21T15:03:35.527531007</dc:date>
    <meta:editing-duration>PT39M40S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1" meta:paragraph-count="6" meta:word-count="69" meta:character-count="373" meta:non-whitespace-character-count="309"/>
  </office:meta>
</office:document-meta>
</file>